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de" fo:country="DE" officeooo:paragraph-rsid="000e6ac7" style:font-size-asian="10.5pt"/>
    </style:style>
    <style:style style:name="P2" style:family="paragraph" style:parent-style-name="Standard">
      <style:text-properties fo:language="de" fo:country="DE" officeooo:rsid="000f7f9d" officeooo:paragraph-rsid="000f7f9d" style:font-size-asian="10.5pt"/>
    </style:style>
    <style:style style:name="P3" style:family="paragraph" style:parent-style-name="Standard">
      <style:text-properties fo:language="de" fo:country="DE" officeooo:rsid="000fc07c" officeooo:paragraph-rsid="000fc07c" style:font-size-asian="10.5pt"/>
    </style:style>
    <style:style style:name="P4" style:family="paragraph" style:parent-style-name="Standard" style:master-page-name="Standard">
      <style:paragraph-properties fo:text-align="center" style:justify-single-word="false" style:page-number="auto"/>
      <style:text-properties fo:language="de" fo:country="DE" officeooo:paragraph-rsid="000e6ac7" style:font-size-asian="10.5pt"/>
    </style:style>
    <style:style style:name="T1" style:family="text">
      <style:text-properties officeooo:rsid="000e6ac7"/>
    </style:style>
    <style:style style:name="T2" style:family="text">
      <style:text-properties officeooo:rsid="000f7f9d"/>
    </style:style>
    <style:style style:name="T3" style:family="text">
      <style:text-properties officeooo:rsid="000f9f68"/>
    </style:style>
    <style:style style:name="T4" style:family="text">
      <style:text-properties officeooo:rsid="00108d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inführung Informatik | Übungsblatt <text:span text:style-name="T1">12</text:span> | Seite <text:span text:style-name="T2">1</text:span></text:p>
      <text:p text:style-name="P1">Paul Conrad 358940, Marc Palfner 359899, Patricia Schwarma 359551</text:p>
      <text:p text:style-name="P1"/>
      <text:p text:style-name="P2">Nr. 1a)</text:p>
      <text:p text:style-name="P2"/>
      <text:p text:style-name="P2">Die Ladezeit der Fotos ist unterschiedlich da nicht alle im Cache gespeichert werden können. <text:span text:style-name="T3">Dies liegt daran, dass der Cache natürlich viel kleiner als der Massenspeicher der Netzwerkfestplatte ist. Daher ist nicht genug Speicherplatz im Cache vorhanden um alle Bilder Zwischen zu speichern. Aus diesem Grund werden Fotos die selten Verwendet werden nicht im Cache gespeichert, sondern nur diese die häufig angesehen werden.</text:span></text:p>
      <text:p text:style-name="P2"/>
      <text:p text:style-name="P3">Nr. 1b)</text:p>
      <text:p text:style-name="P3"/>
      <text:p text:style-name="P3">Bei sehr großen Dateien die mehr Speicherplatzt <text:span text:style-name="T4">benötigen als der Cache groß ist kann natürlich keine Verbesserung der Geschwindigkeit erziehlt werden. Das liegt daran, dass ein solches Video die größte des Caches Überschreiten kann, und somit immer auch ein Teil aus dem langsameren Massen-Speicher gelesen werden mus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6T16:44:12.950270040</meta:creation-date>
    <dc:date>2020-01-26T17:48:08.571127232</dc:date>
    <meta:editing-duration>PT13M3S</meta:editing-duration>
    <meta:editing-cycles>5</meta:editing-cycles>
    <meta:generator>LibreOffice/6.0.7.3$Linux_X86_64 LibreOffice_project/00m0$Build-3</meta:generator>
    <meta:document-statistic meta:table-count="0" meta:image-count="0" meta:object-count="0" meta:page-count="1" meta:paragraph-count="6" meta:word-count="131" meta:character-count="873" meta:non-whitespace-character-count="747"/>
  </office:meta>
</office:document-meta>
</file>